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Object 10/settings.xml"/>
  <manifest:file-entry manifest:media-type="text/xml" manifest:full-path="Object 10/content.xml"/>
  <manifest:file-entry manifest:media-type="" manifest:full-path="Object 10/Configurations2/accelerator/current.xml"/>
  <manifest:file-entry manifest:media-type="application/vnd.sun.xml.ui.configuration" manifest:full-path="Object 10/Configurations2/"/>
  <manifest:file-entry manifest:media-type="application/vnd.oasis.opendocument.formula" manifest:version="1.2" manifest:full-path="Object 10/"/>
  <manifest:file-entry manifest:media-type="text/xml" manifest:full-path="content.xml"/>
  <manifest:file-entry manifest:media-type="text/xml" manifest:full-path="Object 11/settings.xml"/>
  <manifest:file-entry manifest:media-type="text/xml" manifest:full-path="Object 11/content.xml"/>
  <manifest:file-entry manifest:media-type="" manifest:full-path="Object 11/Configurations2/accelerator/current.xml"/>
  <manifest:file-entry manifest:media-type="application/vnd.sun.xml.ui.configuration" manifest:full-path="Object 11/Configurations2/"/>
  <manifest:file-entry manifest:media-type="application/vnd.oasis.opendocument.formula" manifest:version="1.2" manifest:full-path="Object 11/"/>
  <manifest:file-entry manifest:media-type="text/xml" manifest:full-path="meta.xml"/>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application/vnd.oasis.opendocument.formula" manifest:version="1.2" manifest:full-path="Object 12/"/>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Object 10"/>
  <manifest:file-entry manifest:media-type="application/x-openoffice-gdimetafile;windows_formatname=&quot;GDIMetaFile&quot;" manifest:full-path="ObjectReplacements/Object 1"/>
  <manifest:file-entry manifest:media-type="" manifest:full-path="ObjectReplacements/Object 1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12"/>
  <manifest:file-entry manifest:media-type="application/x-openoffice-gdimetafile;windows_formatname=&quot;GDIMetaFile&quot;" manifest:full-path="ObjectReplacements/Object 4"/>
  <manifest:file-entry manifest:media-type="" manifest:full-path="ObjectReplacements/Object 1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Object 13/settings.xml"/>
  <manifest:file-entry manifest:media-type="text/xml" manifest:full-path="Object 13/content.xml"/>
  <manifest:file-entry manifest:media-type="" manifest:full-path="Object 13/Configurations2/accelerator/current.xml"/>
  <manifest:file-entry manifest:media-type="application/vnd.sun.xml.ui.configuration" manifest:full-path="Object 13/Configurations2/"/>
  <manifest:file-entry manifest:media-type="application/vnd.oasis.opendocument.formula" manifest:version="1.2" manifest:full-path="Object 13/"/>
  <manifest:file-entry manifest:media-type="image/png" manifest:full-path="Thumbnails/thumbnail.png"/>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 manifest:full-path="Object 9/Configurations2/accelerator/current.xml"/>
  <manifest:file-entry manifest:media-type="application/vnd.sun.xml.ui.configuration" manifest:full-path="Object 9/Configurations2/"/>
  <manifest:file-entry manifest:media-type="application/vnd.oasis.opendocument.formula" manifest:version="1.2"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vertical-align="middle" draw:auto-grow-height="false" fo:min-height="0.749cm" fo:min-width="0.499cm"/>
    </style:style>
    <style:style style:name="gr2" style:family="graphic" style:parent-style-name="objectwithoutfill">
      <style:graphic-properties svg:stroke-width="0.1cm" draw:marker-start-width="0.35cm" draw:marker-end="Arrow" draw:marker-end-width="0.45cm" draw:fill="none" draw:textarea-vertical-align="middle" fo:padding-top="0.175cm" fo:padding-bottom="0.175cm" fo:padding-left="0.3cm" fo:padding-right="0.3cm"/>
    </style:style>
    <style:style style:name="gr3" style:family="graphic" style:parent-style-name="objectwithoutfill">
      <style:graphic-properties draw:stroke="dash" draw:stroke-dash="Dashed_20__28_var_29_" draw:fill="none" draw:textarea-vertical-align="middle"/>
    </style:style>
    <style:style style:name="gr4"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5" style:family="graphic" style:parent-style-name="standard">
      <style:graphic-properties draw:ole-draw-aspect="1" style:protect="size"/>
    </style:style>
    <style:style style:name="gr6" style:family="graphic" style:parent-style-name="objectwithoutfill">
      <style:graphic-properties draw:fill="none" draw:textarea-vertical-align="middle"/>
    </style:style>
    <style:style style:name="gr7" style:family="graphic" style:parent-style-name="standard">
      <style:graphic-properties draw:stroke="none" svg:stroke-color="#000000" draw:fill="none" draw:fill-color="#ffffff" fo:min-height="0.65cm"/>
    </style:style>
    <style:style style:name="gr8" style:family="graphic" style:parent-style-name="objectwithoutfill">
      <style:graphic-properties svg:stroke-width="0.1cm" draw:marker-start="Arrowheads_20_1" draw:marker-start-width="0.35cm" draw:marker-end="Arrowheads_20_1" draw:marker-end-width="0.45cm" draw:fill="none" draw:textarea-vertical-align="middle" fo:padding-top="0.175cm" fo:padding-bottom="0.175cm" fo:padding-left="0.3cm" fo:padding-right="0.3cm"/>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textarea-horizontal-align="justify" draw:textarea-vertical-align="middle" draw:auto-grow-height="false" draw:shadow="hidden"/>
    </style:style>
    <style:style style:name="gr11" style:family="graphic" style:parent-style-name="objectwithoutfill">
      <style:graphic-properties draw:marker-end="Arrow" draw:marker-end-width="0.3cm" draw:fill="none" draw:textarea-vertical-align="middle"/>
    </style:style>
    <style:style style:name="gr12" style:family="graphic" style:parent-style-name="standard">
      <style:graphic-properties draw:stroke="none" svg:stroke-color="#000000" draw:fill="none" draw:fill-color="#ffffff" fo:min-height="1.1cm"/>
    </style:style>
    <style:style style:name="gr13" style:family="graphic" style:parent-style-name="objectwithoutfill">
      <style:graphic-properties draw:marker-start="Arrowheads_20_1" draw:marker-end="Arrowheads_20_1" draw:marker-end-width="0.3cm" draw:fill="none" draw:textarea-vertical-align="middle"/>
    </style:style>
    <style:style style:name="P1" style:family="paragraph">
      <style:paragraph-properties fo:text-align="center"/>
    </style:style>
    <style:style style:name="P2" style:family="paragraph">
      <style:text-properties fo:font-size="18pt"/>
    </style:style>
    <style:style style:name="T1" style:family="text">
      <style:text-properties fo:font-family="Arial" style:font-style-name="Regular" style:font-family-generic="swiss" style:font-family-asian="Arial" style:font-style-name-asian="Regular" style:font-family-generic-asian="swiss" style:font-family-complex="Arial" style:font-style-name-complex="Regular" style:font-family-generic-complex="swis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24.5cm" svg:height="21.6cm" svg:x="-11.2cm" svg:y="16.1cm">
            <text:p/>
            <draw:enhanced-geometry draw:glue-point-type="segments" draw:type="mso-spt100" draw:modifiers="-0.106775462513497 -89.794468344763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line draw:style-name="gr2" draw:text-style-name="P1" draw:layer="layout" svg:x1="1cm" svg:y1="26.94cm" svg:x2="12.1cm" svg:y2="22.4cm">
            <text:p/>
          </draw:line>
          <draw:line draw:style-name="gr2" draw:text-style-name="P1" draw:layer="layout" svg:x1="0.999cm" svg:y1="26.94cm" svg:x2="5.4cm" svg:y2="16.9cm">
            <text:p/>
          </draw:line>
          <draw:line draw:style-name="gr2" draw:text-style-name="P1" draw:layer="layout" svg:x1="5.4cm" svg:y1="16.8cm" svg:x2="18.9cm" svg:y2="18.9cm">
            <text:p/>
          </draw:line>
          <draw:line draw:style-name="gr3" draw:text-style-name="P1" draw:layer="layout" svg:x1="5.4cm" svg:y1="16.8cm" svg:x2="6.4cm" svg:y2="14.6cm">
            <text:p/>
          </draw:line>
          <draw:polyline draw:style-name="gr4" draw:text-style-name="P1" draw:layer="layout" svg:width="0.921cm" svg:height="0.848cm" draw:transform="rotate (2.89654842660979) translate (5.49404899488963cm 16.8235745306214cm)" svg:viewBox="0 0 922 849" draw:points="0,849 825,849 922,0">
            <text:p/>
          </draw:polyline>
          <draw:frame draw:style-name="gr5" draw:layer="layout" svg:width="0.678cm" svg:height="0.826cm" svg:x="6cm" svg:y="15.8cm">
            <draw:object xlink:href="./Object 10" xlink:type="simple" xlink:show="embed" xlink:actuate="onLoad"/>
            <draw:image xlink:href="./ObjectReplacements/Object 10" xlink:type="simple" xlink:show="embed" xlink:actuate="onLoad"/>
          </draw:frame>
          <draw:path draw:style-name="gr6" draw:text-style-name="P1" draw:layer="layout" svg:width="2.025cm" svg:height="1.054cm" draw:transform="rotate (-0.685739863108572) translate (6.20000000009742cm 14.9999999998809cm)" svg:viewBox="0 0 2026 1055" svg:d="m0 0c1421 0 2026 1055 2026 1055">
            <text:p/>
          </draw:path>
          <draw:frame draw:style-name="gr7" draw:text-style-name="P2" draw:layer="layout" svg:width="0.7cm" svg:height="0.963cm" svg:x="11.1cm" svg:y="16.737cm">
            <draw:text-box>
              <text:p text:style-name="P2">r</text:p>
            </draw:text-box>
          </draw:frame>
          <draw:line draw:style-name="gr8" draw:text-style-name="P1" draw:layer="layout" svg:x1="12.2cm" svg:y1="22.3cm" svg:x2="19cm" svg:y2="19.3cm">
            <text:p/>
          </draw:line>
          <draw:frame draw:style-name="gr7" draw:text-style-name="P2" draw:layer="layout" svg:width="0.7cm" svg:height="0.963cm" svg:x="14.7cm" svg:y="21.1cm">
            <draw:text-box>
              <text:p text:style-name="P2">h</text:p>
            </draw:text-box>
          </draw:frame>
          <draw:path draw:style-name="gr6" draw:text-style-name="P1" draw:layer="layout" svg:width="1.157cm" svg:height="2.87cm" draw:transform="rotate (-0.685739863108572) translate (6.5178522544516cm 16.4782275080691cm)" svg:viewBox="0 0 1158 2871" svg:d="m0 2871c1393-1140 1140-2871 1140-2871">
            <text:p/>
          </draw:path>
          <draw:frame draw:style-name="gr5" draw:layer="layout" svg:width="0.665cm" svg:height="0.834cm" svg:x="5.6cm" svg:y="17.2cm">
            <draw:object xlink:href="./Object 11" xlink:type="simple" xlink:show="embed" xlink:actuate="onLoad"/>
            <draw:image xlink:href="./ObjectReplacements/Object 11" xlink:type="simple" xlink:show="embed" xlink:actuate="onLoad"/>
          </draw:frame>
          <draw:frame draw:style-name="gr5" draw:layer="layout" svg:width="0.749cm" svg:height="0.648cm" svg:x="16.9cm" svg:y="19.1cm">
            <draw:object xlink:href="./Object 12" xlink:type="simple" xlink:show="embed" xlink:actuate="onLoad"/>
            <draw:image xlink:href="./ObjectReplacements/Object 12" xlink:type="simple" xlink:show="embed" xlink:actuate="onLoad"/>
          </draw:frame>
          <draw:frame draw:style-name="gr5" draw:layer="layout" svg:width="0.762cm" svg:height="0.474cm" svg:x="1.7cm" svg:y="25.552cm">
            <draw:object xlink:href="./Object 13" xlink:type="simple" xlink:show="embed" xlink:actuate="onLoad"/>
            <draw:image xlink:href="./ObjectReplacements/Object 13" xlink:type="simple" xlink:show="embed" xlink:actuate="onLoad"/>
          </draw:frame>
          <draw:path draw:style-name="gr6" draw:text-style-name="P1" draw:layer="layout" svg:width="1.737cm" svg:height="0.455cm" draw:transform="rotate (-0.685739863108572) translate (2.14380129124496cm 24.5464662192646cm)" svg:viewBox="0 0 1738 456" svg:d="m0 69c1449-281 1738 387 1738 387">
            <text:p/>
          </draw:path>
          <draw:path draw:style-name="gr6" draw:text-style-name="P1" draw:layer="layout" svg:width="1.468cm" svg:height="0.906cm" draw:transform="rotate (-0.685739863108572) translate (16.3cm 18.6cm)" svg:viewBox="0 0 1469 907" svg:d="m0 0c591 1196 1469 865 1469 865">
            <text:p/>
          </draw:path>
          <draw:custom-shape draw:style-name="gr9" draw:text-style-name="P1" draw:layer="layout" svg:width="1cm" svg:height="1cm" svg:x="19cm" svg:y="18.4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7" draw:text-style-name="P2" draw:layer="layout" svg:width="0.7cm" svg:height="0.963cm" svg:x="7.7cm" svg:y="24.2cm">
            <draw:text-box>
              <text:p text:style-name="P2">R</text:p>
            </draw:text-box>
          </draw:frame>
          <draw:frame draw:style-name="gr7" draw:text-style-name="P2" draw:layer="layout" svg:width="0.7cm" svg:height="0.963cm" svg:x="2.4cm" svg:y="20.7cm">
            <draw:text-box>
              <text:p text:style-name="P2">R</text:p>
            </draw:text-box>
          </draw:frame>
          <draw:polyline draw:style-name="gr4" draw:text-style-name="P1" draw:layer="layout" svg:width="0.702cm" svg:height="1.163cm" draw:transform="rotate (2.89654842660979) translate (13.2823109007492cm 23.2706252568314cm)" svg:viewBox="0 0 703 1164" draw:points="582,1164 0,485 703,0">
            <text:p/>
          </draw:polyline>
        </draw:g>
      </draw:page>
      <draw:page draw:name="page2" draw:style-name="dp1" draw:master-page-name="Default">
        <draw:frame draw:style-name="gr5" draw:layer="layout" svg:width="4.078cm" svg:height="1.995cm" svg:x="12.222cm" svg:y="10.6cm">
          <draw:object xlink:href="./Object 1" xlink:type="simple" xlink:show="embed" xlink:actuate="onLoad"/>
          <draw:image xlink:href="./ObjectReplacements/Object 1" xlink:type="simple" xlink:show="embed" xlink:actuate="onLoad"/>
        </draw:frame>
        <draw:frame draw:style-name="gr5" draw:layer="layout" svg:width="6.15cm" svg:height="1.875cm" svg:x="2.25cm" svg:y="11.6cm">
          <draw:object xlink:href="./Object 2" xlink:type="simple" xlink:show="embed" xlink:actuate="onLoad"/>
          <draw:image xlink:href="./ObjectReplacements/Object 2" xlink:type="simple" xlink:show="embed" xlink:actuate="onLoad"/>
        </draw:frame>
        <draw:path draw:style-name="gr10" draw:text-style-name="P1" draw:layer="layout" svg:width="8.5cm" svg:height="8cm" svg:x="5cm" svg:y="2.2cm" svg:viewBox="0 0 8501 8001" svg:d="m4250 0 445 20 430 59 412 96 394 131 373 165 350 197 325 226 300 256 271 281 241 307 209 329 175 351 139 371 102 388 63 404 21 419-21 419-63 404-102 388-139 371-175 351-209 329-241 307-271 282-300 255-325 226-350 197-373 165-394 131-412 96-430 59-445 20-445-20-430-59-412-96-394-131-373-165-350-197-325-226-300-255-271-282-241-307-209-329-175-351-139-371-102-388-63-404-21-419 21-419 63-404 102-388 139-371 175-351 209-329 241-307 271-281 300-256 325-226 350-197 373-165 394-131 412-96 430-59zm-4250 0zm8501 8001z">
          <text:p/>
        </draw:path>
        <draw:line draw:style-name="gr11" draw:text-style-name="P1" draw:layer="layout" svg:x1="9.5cm" svg:y1="6.3cm" svg:x2="13.1cm" svg:y2="4.4cm">
          <text:p/>
        </draw:line>
        <draw:line draw:style-name="gr11" draw:text-style-name="P1" draw:layer="layout" svg:x1="9.499cm" svg:y1="6.3cm" svg:x2="10.9cm" svg:y2="2.5cm">
          <text:p/>
        </draw:line>
        <draw:line draw:style-name="gr11" draw:text-style-name="P1" draw:layer="layout" svg:x1="10.9cm" svg:y1="2.5cm" svg:x2="16.2cm" svg:y2="2.7cm">
          <text:p/>
        </draw:line>
        <draw:frame draw:style-name="gr12" draw:layer="layout" svg:width="0.7cm" svg:height="1.35cm" svg:x="9.4cm" svg:y="3.6cm">
          <draw:text-box>
            <text:p>R</text:p>
          </draw:text-box>
        </draw:frame>
        <draw:frame draw:style-name="gr12" draw:layer="layout" svg:width="0.7cm" svg:height="1.35cm" svg:x="12.9cm" svg:y="1.8cm">
          <draw:text-box>
            <text:p>r</text:p>
          </draw:text-box>
        </draw:frame>
        <draw:line draw:style-name="gr13" draw:text-style-name="P1" draw:layer="layout" svg:x1="13.2cm" svg:y1="4.4cm" svg:x2="16.2cm" svg:y2="2.8cm">
          <text:p/>
        </draw:line>
        <draw:frame draw:style-name="gr12" draw:layer="layout" svg:width="0.7cm" svg:height="1.35cm" svg:x="14.3cm" svg:y="3.6cm">
          <draw:text-box>
            <text:p>h</text:p>
          </draw:text-box>
        </draw:frame>
        <draw:frame draw:style-name="gr7" draw:layer="layout" svg:width="0.7cm" svg:height="0.963cm" svg:x="11.5cm" svg:y="5.3cm">
          <draw:text-box>
            <text:p>R</text:p>
          </draw:text-box>
        </draw:frame>
        <draw:frame draw:style-name="gr12" draw:layer="layout" svg:width="0.7cm" svg:height="1.35cm" svg:x="9.9cm" svg:y="4.85cm">
          <draw:text-box>
            <text:p><text:span text:style-name="T1">α</text:span></text:p>
          </draw:text-box>
        </draw:frame>
        <draw:frame draw:style-name="gr12" draw:layer="layout" svg:width="0.7cm" svg:height="1.35cm" svg:x="10.9cm" svg:y="2.45cm">
          <draw:text-box>
            <text:p><text:span text:style-name="T1">β</text:span></text:p>
          </draw:text-box>
        </draw:frame>
        <draw:frame draw:style-name="gr12" draw:layer="layout" svg:width="0.7cm" svg:height="1.35cm" svg:x="14.4cm" svg:y="2.5cm">
          <draw:text-box>
            <text:p><text:span text:style-name="T1">γ</text:span></text:p>
          </draw:text-box>
        </draw:frame>
        <draw:frame draw:style-name="gr5" draw:layer="layout" svg:width="2.678cm" svg:height="0.483cm" svg:x="2.2cm" svg:y="8.717cm">
          <draw:object xlink:href="./Object 3" xlink:type="simple" xlink:show="embed" xlink:actuate="onLoad"/>
          <draw:image xlink:href="./ObjectReplacements/Object 3" xlink:type="simple" xlink:show="embed" xlink:actuate="onLoad"/>
        </draw:frame>
        <draw:frame draw:style-name="gr5" draw:layer="layout" svg:width="4.826cm" svg:height="1.029cm" svg:x="2.1cm" svg:y="9.9cm">
          <draw:object xlink:href="./Object 4" xlink:type="simple" xlink:show="embed" xlink:actuate="onLoad"/>
          <draw:image xlink:href="./ObjectReplacements/Object 4" xlink:type="simple" xlink:show="embed" xlink:actuate="onLoad"/>
        </draw:frame>
        <draw:custom-shape draw:style-name="gr1" draw:text-style-name="P1" draw:layer="layout" svg:width="24.5cm" svg:height="21.6cm" svg:x="-11.2cm" svg:y="16.1cm">
          <text:p/>
          <draw:enhanced-geometry draw:glue-point-type="segments" draw:type="mso-spt100" draw:modifiers="-0.106775462513497 -89.794468344763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line draw:style-name="gr2" draw:text-style-name="P1" draw:layer="layout" svg:x1="1cm" svg:y1="26.94cm" svg:x2="12.1cm" svg:y2="22.4cm">
          <text:p/>
        </draw:line>
        <draw:line draw:style-name="gr2" draw:text-style-name="P1" draw:layer="layout" svg:x1="0.999cm" svg:y1="26.94cm" svg:x2="5.4cm" svg:y2="16.9cm">
          <text:p/>
        </draw:line>
        <draw:line draw:style-name="gr2" draw:text-style-name="P1" draw:layer="layout" svg:x1="5.4cm" svg:y1="16.8cm" svg:x2="18.9cm" svg:y2="18.9cm">
          <text:p/>
        </draw:line>
        <draw:line draw:style-name="gr3" draw:text-style-name="P1" draw:layer="layout" svg:x1="5.4cm" svg:y1="16.8cm" svg:x2="6.4cm" svg:y2="14.6cm">
          <text:p/>
        </draw:line>
        <draw:polyline draw:style-name="gr4" draw:text-style-name="P1" draw:layer="layout" svg:width="0.921cm" svg:height="0.848cm" draw:transform="rotate (2.89654842660979) translate (5.49404899488963cm 16.8235745306214cm)" svg:viewBox="0 0 922 849" draw:points="0,849 825,849 922,0">
          <text:p/>
        </draw:polyline>
        <draw:frame draw:style-name="gr5" draw:layer="layout" svg:width="0.678cm" svg:height="0.826cm" svg:x="6cm" svg:y="15.8cm">
          <draw:object xlink:href="./Object 5" xlink:type="simple" xlink:show="embed" xlink:actuate="onLoad"/>
          <draw:image xlink:href="./ObjectReplacements/Object 5" xlink:type="simple" xlink:show="embed" xlink:actuate="onLoad"/>
        </draw:frame>
        <draw:path draw:style-name="gr6" draw:text-style-name="P1" draw:layer="layout" svg:width="2.025cm" svg:height="1.054cm" draw:transform="rotate (-0.685739863108572) translate (6.20000000009742cm 14.9999999998809cm)" svg:viewBox="0 0 2026 1055" svg:d="m0 0c1421 0 2026 1055 2026 1055">
          <text:p/>
        </draw:path>
        <draw:frame draw:style-name="gr7" draw:layer="layout" svg:width="0.7cm" svg:height="0.963cm" svg:x="11.1cm" svg:y="16.737cm">
          <draw:text-box>
            <text:p>r</text:p>
          </draw:text-box>
        </draw:frame>
        <draw:line draw:style-name="gr8" draw:text-style-name="P1" draw:layer="layout" svg:x1="12.2cm" svg:y1="22.3cm" svg:x2="19cm" svg:y2="19.3cm">
          <text:p/>
        </draw:line>
        <draw:frame draw:style-name="gr7" draw:layer="layout" svg:width="0.7cm" svg:height="0.963cm" svg:x="14.7cm" svg:y="21.1cm">
          <draw:text-box>
            <text:p>h</text:p>
          </draw:text-box>
        </draw:frame>
        <draw:path draw:style-name="gr6" draw:text-style-name="P1" draw:layer="layout" svg:width="1.157cm" svg:height="2.87cm" draw:transform="rotate (-0.685739863108572) translate (6.5178522544516cm 16.4782275080691cm)" svg:viewBox="0 0 1158 2871" svg:d="m0 2871c1393-1140 1140-2871 1140-2871">
          <text:p/>
        </draw:path>
        <draw:frame draw:style-name="gr5" draw:layer="layout" svg:width="0.665cm" svg:height="0.834cm" svg:x="5.6cm" svg:y="17.2cm">
          <draw:object xlink:href="./Object 6" xlink:type="simple" xlink:show="embed" xlink:actuate="onLoad"/>
          <draw:image xlink:href="./ObjectReplacements/Object 6" xlink:type="simple" xlink:show="embed" xlink:actuate="onLoad"/>
        </draw:frame>
        <draw:frame draw:style-name="gr5" draw:layer="layout" svg:width="0.749cm" svg:height="0.648cm" svg:x="16.9cm" svg:y="19.1cm">
          <draw:object xlink:href="./Object 7" xlink:type="simple" xlink:show="embed" xlink:actuate="onLoad"/>
          <draw:image xlink:href="./ObjectReplacements/Object 7" xlink:type="simple" xlink:show="embed" xlink:actuate="onLoad"/>
        </draw:frame>
        <draw:frame draw:style-name="gr5" draw:layer="layout" svg:width="0.762cm" svg:height="0.474cm" svg:x="1.7cm" svg:y="25.552cm">
          <draw:object xlink:href="./Object 8" xlink:type="simple" xlink:show="embed" xlink:actuate="onLoad"/>
          <draw:image xlink:href="./ObjectReplacements/Object 8" xlink:type="simple" xlink:show="embed" xlink:actuate="onLoad"/>
        </draw:frame>
        <draw:path draw:style-name="gr6" draw:text-style-name="P1" draw:layer="layout" svg:width="1.737cm" svg:height="0.455cm" draw:transform="rotate (-0.685739863108572) translate (2.14380129124496cm 24.5464662192646cm)" svg:viewBox="0 0 1738 456" svg:d="m0 69c1449-281 1738 387 1738 387">
          <text:p/>
        </draw:path>
        <draw:path draw:style-name="gr6" draw:text-style-name="P1" draw:layer="layout" svg:width="1.468cm" svg:height="0.906cm" draw:transform="rotate (-0.685739863108572) translate (16.3cm 18.6cm)" svg:viewBox="0 0 1469 907" svg:d="m0 0c591 1196 1469 865 1469 865">
          <text:p/>
        </draw:path>
        <draw:custom-shape draw:style-name="gr9" draw:text-style-name="P1" draw:layer="layout" svg:width="1cm" svg:height="1cm" svg:x="19cm" svg:y="18.4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7" draw:layer="layout" svg:width="0.7cm" svg:height="0.963cm" svg:x="7.7cm" svg:y="24.2cm">
          <draw:text-box>
            <text:p>R</text:p>
          </draw:text-box>
        </draw:frame>
        <draw:frame draw:style-name="gr7" draw:layer="layout" svg:width="0.7cm" svg:height="0.963cm" svg:x="2.4cm" svg:y="20.7cm">
          <draw:text-box>
            <text:p>R</text:p>
          </draw:text-box>
        </draw:frame>
        <draw:frame draw:style-name="gr5" draw:layer="layout" svg:width="4.374cm" svg:height="3.003cm" svg:x="12.122cm" svg:y="13.405cm">
          <draw:object xlink:href="./Object 9" xlink:type="simple" xlink:show="embed" xlink:actuate="onLoad"/>
          <draw:image xlink:href="./ObjectReplacements/Object 9" xlink:type="simple" xlink:show="embed" xlink:actuate="onLoad"/>
        </draw:frame>
        <draw:polyline draw:style-name="gr4" draw:text-style-name="P1" draw:layer="layout" svg:width="0.702cm" svg:height="1.163cm" draw:transform="rotate (2.89654842660979) translate (13.2823109007492cm 23.2706252568314cm)" svg:viewBox="0 0 703 1164" draw:points="582,1164 0,485 703,0">
          <text:p/>
        </draw:poly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Arrowheads_20_1" draw:display-name="Arrowheads 1" svg:viewBox="0 0 836 110" svg:d="m0 0h278 278 280v36 36 38h-278-278-280v-36-36z"/>
    <draw:stroke-dash draw:name="Dashed_20__28_var_29_" draw:display-name="Dashed (var)" draw:style="rect" draw:dots1="1" draw:dots1-length="197%" draw:distance="12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4-28T16:28:50.79</meta:creation-date>
    <dc:date>2012-04-28T17:40:40.27</dc:date>
    <meta:editing-duration>PT1H2M8S</meta:editing-duration>
    <meta:editing-cycles>5</meta:editing-cycles>
    <meta:generator>LibreOffice/3.5$Windows_x86 LibreOffice_project/281b639-6baa1d3-ef66a77-d866f25-f36d45f</meta:generator>
    <meta:document-statistic meta:object-count="60"/>
  </office:meta>
</office:document-meta>
</file>

<file path=Object 1/content.xml><?xml version="1.0" encoding="utf-8"?>
<math xmlns="http://www.w3.org/1998/Math/MathML">
  <semantics>
    <mtable>
      <mtr>
        <mtd>
          <mrow>
            <mtext>Find exact expressions</mtext>
          </mrow>
        </mtd>
      </mtr>
      <mtr>
        <mtd>
          <mrow>
            <mi>h</mi>
            <mrow>
              <mo stretchy="false">(</mo>
              <mrow>
                <mi>r</mi>
                <mi>,</mi>
                <mo stretchy="false">ζ</mo>
              </mrow>
              <mo stretchy="false">)</mo>
            </mrow>
            <mrow>
              <mi/>
              <mo stretchy="false">=</mo>
              <mi/>
            </mrow>
            <mi>?</mi>
          </mrow>
        </mtd>
      </mtr>
      <mtr>
        <mtd>
          <mrow>
            <mi>r</mi>
            <mrow>
              <mo stretchy="false">(</mo>
              <mrow>
                <mi>h</mi>
                <mi>,</mi>
                <mo stretchy="false">ζ</mo>
              </mrow>
              <mo stretchy="false">)</mo>
            </mrow>
            <mrow>
              <mi/>
              <mo stretchy="false">=</mo>
              <mi/>
            </mrow>
            <mi>?</mi>
          </mrow>
        </mtd>
      </mtr>
      <mtr>
        <mtd>
          <mrow>
            <mo stretchy="false">ζ</mo>
            <mrow>
              <mo stretchy="false">(</mo>
              <mrow>
                <mi>r</mi>
                <mi>,</mi>
                <mi>h</mi>
              </mrow>
              <mo stretchy="false">)</mo>
            </mrow>
            <mrow>
              <mi/>
              <mo stretchy="false">=</mo>
              <mi/>
            </mrow>
            <mi>?</mi>
          </mrow>
        </mtd>
      </mtr>
    </mtable>
    <annotation encoding="StarMath 5.0">"Find exact expressions" newline
h(r,%zeta) `=` ?
newline
r(h,%zeta) `=` ?
newline
%zeta(r,h) `=` ?

</annotation>
  </semantics>
</math>
</file>

<file path=Object 10/content.xml><?xml version="1.0" encoding="utf-8"?>
<math xmlns="http://www.w3.org/1998/Math/MathML">
  <semantics>
    <mrow>
      <mstyle mathsize="200%">
        <mrow>
          <mrow>
            <mo stretchy="false">ζ</mo>
          </mrow>
        </mrow>
      </mstyle>
    </mrow>
    <annotation encoding="StarMath 5.0">size*2.0{%zeta}
</annotation>
  </semantics>
</math>
</file>

<file path=Object 11/content.xml><?xml version="1.0" encoding="utf-8"?>
<math xmlns="http://www.w3.org/1998/Math/MathML">
  <semantics>
    <mrow>
      <mstyle mathsize="200%">
        <mrow>
          <mrow>
            <mo stretchy="false">β</mo>
          </mrow>
        </mrow>
      </mstyle>
    </mrow>
    <annotation encoding="StarMath 5.0">size*2.0{%beta}
</annotation>
  </semantics>
</math>
</file>

<file path=Object 12/content.xml><?xml version="1.0" encoding="utf-8"?>
<math xmlns="http://www.w3.org/1998/Math/MathML">
  <semantics>
    <mrow>
      <mstyle mathsize="200%">
        <mrow>
          <mrow>
            <mo stretchy="false">γ</mo>
          </mrow>
        </mrow>
      </mstyle>
    </mrow>
    <annotation encoding="StarMath 5.0">size*2.0{%gamma}
</annotation>
  </semantics>
</math>
</file>

<file path=Object 13/content.xml><?xml version="1.0" encoding="utf-8"?>
<math xmlns="http://www.w3.org/1998/Math/MathML">
  <semantics>
    <mrow>
      <mstyle mathsize="200%">
        <mrow>
          <mrow>
            <mo stretchy="false">α</mo>
          </mrow>
        </mrow>
      </mstyle>
    </mrow>
    <annotation encoding="StarMath 5.0">size*2.0{%alpha}
</annotation>
  </semantics>
</math>
</file>

<file path=Object 2/content.xml><?xml version="1.0" encoding="utf-8"?>
<math xmlns="http://www.w3.org/1998/Math/MathML">
  <semantics>
    <mtable>
      <mtr>
        <mtd>
          <mrow>
            <msup>
              <mi>r</mi>
              <mn>2</mn>
            </msup>
            <mrow>
              <mi/>
              <mo stretchy="false">=</mo>
              <mi/>
            </mrow>
            <mrow>
              <mrow>
                <msup>
                  <mi>R</mi>
                  <mn>2</mn>
                </msup>
                <mo stretchy="false">+</mo>
                <msup>
                  <mfenced open="(" close=")">
                    <mrow>
                      <mrow>
                        <mi>R</mi>
                        <mo stretchy="false">+</mo>
                        <mi>h</mi>
                      </mrow>
                    </mrow>
                  </mfenced>
                  <mn>2</mn>
                </msup>
              </mrow>
              <mo stretchy="false">−</mo>
              <mfenced open="(" close=")">
                <mrow>
                  <mrow>
                    <mi>R</mi>
                    <mo stretchy="false">+</mo>
                    <mi>h</mi>
                  </mrow>
                </mrow>
              </mfenced>
            </mrow>
            <mi>R</mi>
            <mi>cos</mi>
            <mrow>
              <mo stretchy="false">(</mo>
              <mrow>
                <mo stretchy="false">α</mo>
              </mrow>
              <mo stretchy="false">)</mo>
            </mrow>
          </mrow>
        </mtd>
      </mtr>
      <mtr>
        <mtd>
          <mrow>
            <msup>
              <mfenced open="(" close=")">
                <mrow>
                  <mrow>
                    <mi>R</mi>
                    <mo stretchy="false">+</mo>
                    <mi>h</mi>
                  </mrow>
                </mrow>
              </mfenced>
              <mn>2</mn>
            </msup>
            <mrow>
              <mi/>
              <mo stretchy="false">=</mo>
              <mi/>
            </mrow>
            <mrow>
              <mrow>
                <msup>
                  <mi>R</mi>
                  <mn>2</mn>
                </msup>
                <mo stretchy="false">+</mo>
                <msup>
                  <mi>r</mi>
                  <mn>2</mn>
                </msup>
              </mrow>
              <mo stretchy="false">−</mo>
              <mn>2</mn>
            </mrow>
            <mi>r</mi>
            <mi>R</mi>
            <mi>cos</mi>
            <mrow>
              <mo stretchy="false">(</mo>
              <mrow>
                <mo stretchy="false">β</mo>
              </mrow>
              <mo stretchy="false">)</mo>
            </mrow>
          </mrow>
        </mtd>
      </mtr>
      <mtr>
        <mtd>
          <mrow>
            <msup>
              <mi>R</mi>
              <mn>2</mn>
            </msup>
            <mrow>
              <mi/>
              <mo stretchy="false">=</mo>
              <mi/>
            </mrow>
            <mrow>
              <mrow>
                <msup>
                  <mfenced open="(" close=")">
                    <mrow>
                      <mrow>
                        <mi>R</mi>
                        <mo stretchy="false">+</mo>
                        <mi>h</mi>
                      </mrow>
                    </mrow>
                  </mfenced>
                  <mn>2</mn>
                </msup>
                <mo stretchy="false">+</mo>
                <msup>
                  <mi>r</mi>
                  <mn>2</mn>
                </msup>
              </mrow>
              <mo stretchy="false">−</mo>
              <mn>2</mn>
            </mrow>
            <mi>r</mi>
            <mfenced open="(" close=")">
              <mrow>
                <mrow>
                  <mi>R</mi>
                  <mo stretchy="false">+</mo>
                  <mi>h</mi>
                </mrow>
              </mrow>
            </mfenced>
            <mi>cos</mi>
            <mrow>
              <mo stretchy="false">(</mo>
              <mrow>
                <mo stretchy="false">γ</mo>
              </mrow>
              <mo stretchy="false">)</mo>
            </mrow>
          </mrow>
        </mtd>
      </mtr>
    </mtable>
    <annotation encoding="StarMath 5.0">alignl
r^2 `=` R^2 + left( R + h right)^2 - left( R + h right) R cos(%alpha)
newline alignl
left( R + h right)^2 `=` R^2 + r^2 - 2 r R cos(%beta)
newline
R^2 `=` left( R + h right)^2 + r^2 - 2 r left( R + h right) cos(%gamma)
</annotation>
  </semantics>
</math>
</file>

<file path=Object 3/content.xml><?xml version="1.0" encoding="utf-8"?>
<math xmlns="http://www.w3.org/1998/Math/MathML">
  <semantics>
    <mrow>
      <mo stretchy="false">α</mo>
      <mrow>
        <mi/>
        <mo stretchy="false">+</mo>
        <mi/>
      </mrow>
      <mo stretchy="false">β</mo>
      <mrow>
        <mi/>
        <mo stretchy="false">+</mo>
        <mi/>
      </mrow>
      <mo stretchy="false">γ</mo>
      <mrow>
        <mi/>
        <mo stretchy="false">=</mo>
        <mi/>
      </mrow>
      <mo stretchy="false">π</mo>
    </mrow>
    <annotation encoding="StarMath 5.0">%alpha `+` %beta `+` %gamma `=` %pi
</annotation>
  </semantics>
</math>
</file>

<file path=Object 4/content.xml><?xml version="1.0" encoding="utf-8"?>
<math xmlns="http://www.w3.org/1998/Math/MathML">
  <semantics>
    <mrow>
      <mrow>
        <mfrac>
          <mrow>
            <mi>sin</mi>
            <mrow>
              <mo stretchy="false">(</mo>
              <mrow>
                <mo stretchy="false">α</mo>
              </mrow>
              <mo stretchy="false">)</mo>
            </mrow>
          </mrow>
          <mrow>
            <mi>r</mi>
          </mrow>
        </mfrac>
      </mrow>
      <mrow>
        <mi/>
        <mo stretchy="false">=</mo>
        <mi/>
      </mrow>
      <mrow>
        <mfrac>
          <mrow>
            <mi>sin</mi>
            <mrow>
              <mo stretchy="false">(</mo>
              <mrow>
                <mo stretchy="false">β</mo>
              </mrow>
              <mo stretchy="false">)</mo>
            </mrow>
          </mrow>
          <mrow>
            <mrow>
              <mi>h</mi>
              <mo stretchy="false">+</mo>
              <mi>R</mi>
            </mrow>
          </mrow>
        </mfrac>
      </mrow>
      <mrow>
        <mi/>
        <mo stretchy="false">=</mo>
        <mi/>
      </mrow>
      <mrow>
        <mfrac>
          <mrow>
            <mi>sin</mi>
            <mrow>
              <mo stretchy="false">(</mo>
              <mrow>
                <mo stretchy="false">γ</mo>
              </mrow>
              <mo stretchy="false">)</mo>
            </mrow>
          </mrow>
          <mrow>
            <mi>R</mi>
          </mrow>
        </mfrac>
      </mrow>
    </mrow>
    <annotation encoding="StarMath 5.0">{alignc {sin(%alpha)}over{r}} `=`
{alignc {sin(%beta)}over{h+R}} `=`
{alignc {sin(%gamma)}over{R}} </annotation>
  </semantics>
</math>
</file>

<file path=Object 5/content.xml><?xml version="1.0" encoding="utf-8"?>
<math xmlns="http://www.w3.org/1998/Math/MathML">
  <semantics>
    <mrow>
      <mstyle mathsize="200%">
        <mrow>
          <mrow>
            <mo stretchy="false">ζ</mo>
          </mrow>
        </mrow>
      </mstyle>
    </mrow>
    <annotation encoding="StarMath 5.0">size*2.0{%zeta}
</annotation>
  </semantics>
</math>
</file>

<file path=Object 6/content.xml><?xml version="1.0" encoding="utf-8"?>
<math xmlns="http://www.w3.org/1998/Math/MathML">
  <semantics>
    <mrow>
      <mstyle mathsize="200%">
        <mrow>
          <mrow>
            <mo stretchy="false">β</mo>
          </mrow>
        </mrow>
      </mstyle>
    </mrow>
    <annotation encoding="StarMath 5.0">size*2.0{%beta}
</annotation>
  </semantics>
</math>
</file>

<file path=Object 7/content.xml><?xml version="1.0" encoding="utf-8"?>
<math xmlns="http://www.w3.org/1998/Math/MathML">
  <semantics>
    <mrow>
      <mstyle mathsize="200%">
        <mrow>
          <mrow>
            <mo stretchy="false">γ</mo>
          </mrow>
        </mrow>
      </mstyle>
    </mrow>
    <annotation encoding="StarMath 5.0">size*2.0{%gamma}
</annotation>
  </semantics>
</math>
</file>

<file path=Object 8/content.xml><?xml version="1.0" encoding="utf-8"?>
<math xmlns="http://www.w3.org/1998/Math/MathML">
  <semantics>
    <mrow>
      <mstyle mathsize="200%">
        <mrow>
          <mrow>
            <mo stretchy="false">α</mo>
          </mrow>
        </mrow>
      </mstyle>
    </mrow>
    <annotation encoding="StarMath 5.0">size*2.0{%alpha}
</annotation>
  </semantics>
</math>
</file>

<file path=Object 9/content.xml><?xml version="1.0" encoding="utf-8"?>
<math xmlns="http://www.w3.org/1998/Math/MathML">
  <semantics>
    <mtable>
      <mtr>
        <mtd>
          <mrow>
            <mtext>Find approximations for</mtext>
          </mrow>
        </mtd>
      </mtr>
      <mtr>
        <mtd>
          <mrow>
            <mrow>
              <mrow>
                <mo stretchy="false">−</mo>
                <mi>h</mi>
              </mrow>
              <mo stretchy="false">&lt;</mo>
              <mi>R</mi>
            </mrow>
            <mtext>   (small heights)</mtext>
          </mrow>
        </mtd>
      </mtr>
      <mtr>
        <mtd>
          <mrow>
            <mrow>
              <mrow>
                <mo stretchy="false">−</mo>
                <mi>r</mi>
              </mrow>
              <mo stretchy="false">&lt;</mo>
              <mi>R</mi>
            </mrow>
            <mtext>   (near ranges)</mtext>
          </mrow>
        </mtd>
      </mtr>
      <mtr>
        <mtd>
          <mrow>
            <mrow>
              <mo stretchy="false">−</mo>
              <mtext>small </mtext>
            </mrow>
            <mo stretchy="false">α</mo>
          </mrow>
        </mtd>
      </mtr>
      <mtr>
        <mtd>
          <mrow>
            <mrow>
              <mo stretchy="false">−</mo>
              <mtext>large </mtext>
            </mrow>
            <mo stretchy="false">β</mo>
            <mtext>   (near zenith)</mtext>
          </mrow>
        </mtd>
      </mtr>
      <mtr>
        <mtd>
          <mrow/>
        </mtd>
      </mtr>
    </mtable>
    <annotation encoding="StarMath 5.0">"Find approximations for" newline alignl
-h &lt; R  "   (small heights)" newline alignl
-r &lt; R  "   (near ranges)" newline alignl
-"small "%alpha newline alignl
-"large "%beta "   (near zenith)"newline


</annotation>
  </semantics>
</math>
</file>